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616cm"/>
    </style:style>
    <style:style style:name="co2" style:family="table-column">
      <style:table-column-properties fo:break-before="auto" style:column-width="12.472cm"/>
    </style:style>
    <style:style style:name="co3" style:family="table-column">
      <style:table-column-properties fo:break-before="auto" style:column-width="11.873cm"/>
    </style:style>
    <style:style style:name="co4" style:family="table-column">
      <style:table-column-properties fo:break-before="auto" style:column-width="12.28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073cm"/>
    </style:style>
    <style:style style:name="co7" style:family="table-column">
      <style:table-column-properties fo:break-before="auto" style:column-width="11.382cm"/>
    </style:style>
    <style:style style:name="co8" style:family="table-column">
      <style:table-column-properties fo:break-before="auto" style:column-width="7.2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157cm" fo:break-before="auto" style:use-optimal-row-height="false"/>
    </style:style>
    <style:style style:name="ro3" style:family="table-row">
      <style:table-row-properties style:row-height="3.579cm" fo:break-before="auto" style:use-optimal-row-height="false"/>
    </style:style>
    <style:style style:name="ro4" style:family="table-row">
      <style:table-row-properties style:row-height="4.817cm" fo:break-before="auto" style:use-optimal-row-height="false"/>
    </style:style>
    <style:style style:name="ro5" style:family="table-row">
      <style:table-row-properties style:row-height="4.106cm" fo:break-before="auto" style:use-optimal-row-height="false"/>
    </style:style>
    <style:style style:name="ro6" style:family="table-row">
      <style:table-row-properties style:row-height="4.396cm" fo:break-before="auto" style:use-optimal-row-height="false"/>
    </style:style>
    <style:style style:name="ro7" style:family="table-row">
      <style:table-row-properties style:row-height="4.001cm" fo:break-before="auto" style:use-optimal-row-height="true"/>
    </style:style>
    <style:style style:name="ro8" style:family="table-row">
      <style:table-row-properties style:row-height="5.186cm" fo:break-before="auto" style:use-optimal-row-height="fals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2.817cm" fo:break-before="auto" style:use-optimal-row-height="true"/>
    </style:style>
    <style:style style:name="ro11" style:family="table-row">
      <style:table-row-properties style:row-height="2.027cm" fo:break-before="auto" style:use-optimal-row-height="true"/>
    </style:style>
    <style:style style:name="ro12" style:family="table-row">
      <style:table-row-properties style:row-height="5.133cm" fo:break-before="auto" style:use-optimal-row-height="false"/>
    </style:style>
    <style:style style:name="ro13" style:family="table-row">
      <style:table-row-properties style:row-height="3cm" fo:break-before="auto" style:use-optimal-row-height="false"/>
    </style:style>
    <style:style style:name="ro1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style:font-name-asian="Droid Sans Fallback" style:font-name-complex="FreeSans"/>
    </style:style>
  </office:automatic-styles>
  <office:body>
    <office:spreadsheet>
      <table:table table:name="technic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6</text:p>
          </table:table-cell>
        </table:table-row>
        <table:table-row table:style-name="ro2">
          <table:table-cell office:value-type="string" calcext:value-type="string">
            <text:p>whats new</text:p>
          </table:table-cell>
          <table:table-cell office:value-type="string" calcext:value-type="string">
            <text:p>As for novel contributions, this did not seem to be addressed/explained </text:p>
            <text:p>until page 3 (in the last paragraph of Sec. I). Much of the methodology</text:p>
            <text:p>has already been presented in earlier work, and the particular aspects</text:p>
            <text:p>that set THIS paper apart seem (as claimed by the authors) to be: </text:p>
            <text:p/>
          </table:table-cell>
          <table:table-cell table:number-columns-repeated="2"/>
        </table:table-row>
        <table:table-row table:style-name="ro3">
          <table:table-cell office:value-type="string" calcext:value-type="string">
            <text:p>robust eq in text</text:p>
          </table:table-cell>
          <table:table-cell office:value-type="string" calcext:value-type="string">
            <text:p>a criterion for robust static equilibrium  but it isnt</text:p>
            <text:p>described until page 12, in Appendix B, Section B  B is apparently</text:p>
            <text:p>based mostly on reference [29],  except for its LP formulation in the</text:p>
            <text:p>present work. It is a pretty intuitive/typical check for quantifying a</text:p>
            <text:p>margin for friction coneesque violations (using an approximation for</text:p>
            <text:p>the friction cone, with x and y direction forces considered</text:p>
            <text:p>independently).  It would really help to describe this MUCH earlier in</text:p>
            <text:p>the paper (than page 13), if it is a significant novelty of your paper.</text:p>
          </table:table-cell>
          <table:table-cell/>
          <table:table-cell table:style-name="ce1" office:value-type="string" calcext:value-type="string">
            <text:p><text:span text:style-name="T1">The authors highlight a particular</text:span></text:p>
            <text:p><text:span text:style-name="T1">contribution of this work to be the efficient robust balance criterion,</text:span></text:p>
            <text:p><text:span text:style-name="T1">but I had trouble understanding this particular contribution. Does this</text:span></text:p>
            <text:p><text:span text:style-name="T1">refer to the approximation of equilibrium feasibility by contact</text:span></text:p>
            <text:p><text:span text:style-name="T1">reachability? In that case, how does this differ from just applying the</text:span></text:p>
            <text:p><text:span text:style-name="T1">planner in [20] directly? Or does this refer to the robustness</text:span></text:p>
            <text:p><text:span text:style-name="T1">parameter b_0 in Appendix B Eq. (15)?</text:span></text:p>
          </table:table-cell>
        </table:table-row>
        <table:table-row table:style-name="ro4">
          <table:table-cell office:value-type="string" calcext:value-type="string">
            <text:p>Comparison / self contained alg</text:p>
          </table:table-cell>
          <table:table-cell office:value-type="string" calcext:value-type="string">
            <text:p>This is great! However,its</text:p>
            <text:p>not fully clear how much of this is novel vs just re-presenting the</text:p>
            <text:p>same algorithms previously publilshed.If only code in App. B and C</text:p>
            <text:p>are new, that should be clear. Conversely, if most of this presentation</text:p>
            <text:p>was NOT outlined in such detail before, that should also be clear (to</text:p>
            <text:p>the authors' credit). Either way, a brief clarification in the intro is</text:p>
            <text:p>Recommended.</text:p>
          </table:table-cell>
          <table:table-cell office:value-type="string" calcext:value-type="string">
            <text:p>In several points the authors heavily</text:p>
            <text:p>rely on previous publications, e.g. when presenting the RRT-based</text:p>
            <text:p>planner (Section IV-C). This part should be expanded, describing in</text:p>
            <text:p>more detail what exactly has been changed with respect to the reference</text:p>
            <text:p>Paper.</text:p>
          </table:table-cell>
          <table:table-cell office:value-type="string" calcext:value-type="string">
            <text:p>My primary concern, however,</text:p>
            <text:p>is that the elements described in this paper have been described in</text:p>
            <text:p>previous published work, which makes the particular contributions of</text:p>
            <text:p>this work unclear. To be specific, the reachability-guided planner</text:p>
            <text:p>appears identical to the planner in [20] (as stated by the authors in</text:p>
            <text:p>the end of Sect. I.B.). </text:p>
            <text:p>In addition, sections IV and V are very similar to the description of</text:p>
            <text:p>the planner in [20]. That's not surprising, of course, but there is no</text:p>
            <text:p>indication in those sections that the work being presented is a</text:p>
            <text:p>rephrasing of an earlier publication.</text:p>
          </table:table-cell>
        </table:table-row>
        <table:table-row table:style-name="ro5">
          <table:table-cell office:value-type="string" calcext:value-type="string">
            <text:p>P3 is new ?</text:p>
          </table:table-cell>
          <table:table-cell office:value-type="string" calcext:value-type="string">
            <text:p>The contribution to provide a solution to P3 doesnt happen</text:p>
            <text:p>until page 13 (Appendix C)  and as with contribution (1), it needs a</text:p>
            <text:p>better, intuitive summary (briefly) when first mentioned, as well as a</text:p>
            <text:p>roadmap for the reader as to where it will be described. It is also</text:p>
            <text:p>ambiguous in the paper whether to what extent (if any) this solution is</text:p>
            <text:p>novel, versus a presentation of work from [1]. "Provide a solution"</text:p>
            <text:p>seemed to imply novelty, in the context of this paragraph -- yet later,</text:p>
            <text:p>the authors (near the end of page 2) state they use a "state-of-the-art</text:p>
            <text:p>solution to P3", which implies the P3 solution is not a claim of</text:p>
            <text:p>Novelty.</text:p>
          </table:table-cell>
          <table:table-cell/>
          <table:table-cell table:style-name="ce1" office:value-type="string" calcext:value-type="string">
            <text:p><text:span text:style-name="T1">, and the optimal control formulation is from [1]</text:span></text:p>
            <text:p><text:span text:style-name="T1">(again as stated in I.B.)</text:span></text:p>
          </table:table-cell>
        </table:table-row>
        <table:table-row table:style-name="ro6">
          <table:table-cell office:value-type="string" calcext:value-type="string">
            <text:p>Simulation : provide more details,</text:p>
            <text:p> and compare with kinematic output</text:p>
          </table:table-cell>
          <table:table-cell office:value-type="string" calcext:value-type="string">
            <text:p>The last contribution is validation using an in-house</text:p>
            <text:p>simulator, as opposed to more approximate (unrealistic avatar) models</text:p>
            <text:p>used in previous work.As with the previous contributions claimed, you</text:p>
            <text:p>should flesh out just a bit more detail, along with a roadmap to where</text:p>
            <text:p>a particular contribution appears in the paper, to prepare and guide</text:p>
            <text:p>the reader a bit more. More precisely, what are the differences between</text:p>
            <text:p>these two simulation approaches (previous and current)? You need a</text:p>
            <text:p>better description of what your in-house simulator does and does not</text:p>
            <text:p>do; a vague citation to another paper based on that simulator [38] is</text:p>
            <text:p>not sufficient.</text:p>
          </table:table-cell>
          <table:table-cell office:value-type="string" calcext:value-type="string">
            <text:p> Simulation are perfectly OK for planning algorithms, but if</text:p>
            <text:p>you</text:p>
            <text:p>decided to present the experimental results (HRP-2), then at least some</text:p>
            <text:p>illustrations should be included in the paper. now they are only in the</text:p>
            <text:p>accompanying video. also a comparison between the results of the same</text:p>
            <text:p>task(s) executed in dynamic simulation and on the real robot should</text:p>
            <text:p>convince the reader that the planning method's good performance does</text:p>
            <text:p>not depend too much on the idealized simulation environment.</text:p>
          </table:table-cell>
          <table:table-cell/>
        </table:table-row>
        <table:table-row table:style-name="ro7">
          <table:table-cell office:value-type="string" calcext:value-type="string">
            <text:p>Missing quadruped references</text:p>
          </table:table-cell>
          <table:table-cell/>
          <table:table-cell office:value-type="string" calcext:value-type="string">
            <text:p>However, I suggest that a few papers related</text:p>
            <text:p>to more general motion and contact planning for multi-legged robots can</text:p>
            <text:p>be added. Particularly, the problem of ``foothold selection'' for 4 or</text:p>
            <text:p>6-legged robots travelling over uneven terrains is a problem related to</text:p>
            <text:p>the one tackled in the paper. It would be nice to select a few</text:p>
            <text:p>representative works (e.g. from the DARPA Learning Locomotion project</text:p>
            <text:p>or</text:p>
            <text:p>papers related to the ETHZ StarlETH and ANYmal robots) and explain the</text:p>
            <text:p>differences between those approaches and the problem solved in the</text:p>
            <text:p>Paper.</text:p>
          </table:table-cell>
          <table:table-cell/>
        </table:table-row>
        <table:table-row table:style-name="ro8">
          <table:table-cell office:value-type="string" calcext:value-type="string">
            <text:p>Accurate env. Description</text:p>
          </table:table-cell>
          <table:table-cell/>
          <table:table-cell office:value-type="string" calcext:value-type="string">
            <text:p>The idea is OK, I understand that the octree is a sample-based</text:p>
            <text:p>representation of the effector's workspace, and using some environment</text:p>
            <text:p>model it is possible to decide if the given configuration can provide a</text:p>
            <text:p>contact point or not. but how is the environment described ? Howe</text:p>
            <text:p>efficient is this intersection operation ? Does this method require the</text:p>
            <text:p>environment to be described by some specific objects (e.g. polygons) ?</text:p>
            <text:p>What about the (unavoidable) uncertainty if a world model acquired via</text:p>
            <text:p>on-line sensing is considered ? Perhaps some of these issues (e.g.</text:p>
            <text:p>uncertainty) are not in the scope of the paper, but I can imagine that</text:p>
            <text:p>a</text:p>
            <text:p>robotic researcher who reads the paper and is about to use the open</text:p>
            <text:p>source software it advertises is very interested in the answers.</text:p>
          </table:table-cell>
          <table:table-cell/>
        </table:table-row>
        <table:table-row table:style-name="ro9">
          <table:table-cell office:value-type="string" calcext:value-type="string">
            <text:p>Define interactive</text:p>
          </table:table-cell>
          <table:table-cell table:number-columns-repeated="2"/>
          <table:table-cell office:value-type="string" calcext:value-type="string">
            <text:p>* I think I understand what the authors mean by solving at</text:p>
            <text:p>"interactive" rates, but this is worth defining. In my mind, it means</text:p>
            <text:p>something like "before the human operator gets bored", or roughly &gt; 0.5</text:p>
            <text:p>Hz. But since the authors make the claim that this is the "first</text:p>
            <text:p>interactive implementation of a contact planner", then that statement</text:p>
            <text:p>should be made quantitative and verifiable</text:p>
          </table:table-cell>
        </table:table-row>
        <table:table-row table:style-name="ro10">
          <table:table-cell office:value-type="string" calcext:value-type="string">
            <text:p>The planner does not solve all problems</text:p>
          </table:table-cell>
          <table:table-cell table:number-columns-repeated="2"/>
          <table:table-cell office:value-type="string" calcext:value-type="string">
            <text:p>* In Section I.A. the authors refer to Bretl's work on multi-contact</text:p>
            <text:p>planning as the inspiration for the P1,P2,P3 decomposition of the</text:p>
            <text:p>problem. But it is not, as the authors state, always necessary to</text:p>
            <text:p>decompose motion planning into choosing a series of quasi-static</text:p>
            <text:p>configurations. There are a variety of feasible motions with no static</text:p>
            <text:p>equilibrium configurations, so it is worth mentioning that this</text:p>
            <text:p>decomposition only solves a subset of motion planning problem.</text:p>
          </table:table-cell>
        </table:table-row>
        <table:table-row table:style-name="ro11">
          <table:table-cell office:value-type="string" calcext:value-type="string">
            <text:p>mistakes in sota</text:p>
          </table:table-cell>
          <table:table-cell table:number-columns-repeated="2"/>
          <table:table-cell office:value-type="string" calcext:value-type="string">
            <text:p>Also in Sect. I.A, the authors state that "optimization-based</text:p>
            <text:p>approaches only converge locally". This is not necessarily true, as</text:p>
            <text:p>convex or mixed-integer convex optimizations can (sometimes) be solved</text:p>
            <text:p>to a verifiable global optimum. I would suggest removing this sentence</text:p>
            <text:p>Entirely.</text:p>
          </table:table-cell>
        </table:table-row>
      </table:table>
      <table:table table:name="presentation" table:style-name="ta1"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6</text:p>
          </table:table-cell>
        </table:table-row>
        <table:table-row table:style-name="ro12">
          <table:table-cell office:value-type="string" calcext:value-type="string">
            <text:p>Better distinguish contributions</text:p>
          </table:table-cell>
          <table:table-cell office:value-type="string" calcext:value-type="string">
            <text:p>s mentioned (see "Major Contributions"), the authors need to better</text:p>
            <text:p>distinguish what the novel contributions are, and to highlight where</text:p>
            <text:p>these contributions will be presented in the paper.  Also, many</text:p>
            <text:p>important details are in the appendices. The paper would be improved</text:p>
            <text:p>with more intuitive comments/summaries on these details, rather than</text:p>
            <text:p>just writing (for example), we use a bunch of heuristics, and they are</text:p>
            <text:p>described in Appendix X.  For example, you can at least say that</text:p>
            <text:p>contact between feet and the ground use a heuristic (h_EFORT) for</text:p>
            <text:p>ensuring adequate forces are achieved, while hand/arm contacts are more</text:p>
            <text:p>successfully planned via a well-known heuristic (h_w) to avoid</text:p>
            <text:p>singularities... (Not necessarily that particular description, but</text:p>
            <text:p>however you would summarize your general approach, I mean.)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ensitivity vs specificity</text:p>
          </table:table-cell>
          <table:table-cell office:value-type="string" calcext:value-type="string">
            <text:p>Also, where you describe "sensitivity" vs "specificity", it would be</text:p>
            <text:p>useful to give a more intuitive explanation, example, e.g., "meaning</text:p>
            <text:p>the heuristic predicts a successful full-body pose where the true model</text:p>
            <text:p>fails to find a solution"; or "when a solution exists, the heuristic</text:p>
            <text:p>also correctly predicts this". (Again, not necessarily THAT</text:p>
            <text:p>description, but something brief, in your words, for improved</text:p>
            <text:p>Readability…)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what take away message you have</text:p>
          </table:table-cell>
          <table:table-cell office:value-type="string" calcext:value-type="string">
            <text:p>However, I suggest the paper will be improved if</text:p>
            <text:p>the presentation focuses more on highlighting (a) what is novel, and</text:p>
            <text:p>(b)</text:p>
            <text:p>what take-away messages you have, about why the whole framework is</text:p>
            <text:p>designed the way it is [within the main text; not hidden in</text:p>
            <text:p>Appendices]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igures not readable</text:p>
          </table:table-cell>
          <table:table-cell/>
          <table:table-cell office:value-type="string" calcext:value-type="string">
            <text:p> Some of them seem to</text:p>
            <text:p>bee too small (e.g. Fig. 3, Fig. 4), some are of quite poor quality</text:p>
            <text:p>(why the robot silhouettes in Fig. 4 are blurred ?), and the purpose</text:p>
            <text:p>and meaning of Fig. 6 is rather unclear. In general, the simulation</text:p>
            <text:p>results presented qualitatively in the paper are a bit hard to</text:p>
            <text:p>interpret without the accompanying video, particularly if someone looks</text:p>
            <text:p>at a b/w print of the paper (as it may be looking in T-RO).</text:p>
          </table:table-cell>
          <table:table-cell/>
        </table:table-row>
        <table:table-row table:style-name="ro2">
          <table:table-cell office:value-type="string" calcext:value-type="string">
            <text:p>Accurate git refs !</text:p>
          </table:table-cell>
          <table:table-cell/>
          <table:table-cell office:value-type="string" calcext:value-type="string">
            <text:p> Finally, I would suggest providing explicit git SHAs or tags for all</text:p>
            <text:p>of the github links. I've personally made the mistake of linking to a</text:p>
            <text:p>github project in a paper, only to have that project change and</text:p>
            <text:p>eventually delete the specific code I was citing. </text:p>
          </table:table-cell>
          <table:table-cell/>
        </table:table-row>
        <table:table-row table:style-name="ro14">
          <table:table-cell office:value-type="string" calcext:value-type="string">
            <text:p>C_reach strong hypothesis</text:p>
          </table:table-cell>
          <table:table-cell/>
          <table:table-cell office:value-type="string" calcext:value-type="string">
            <text:p>I am not sure why the C_reach hypothesis is described as the "strong"</text:p>
            <text:p>hypothesis in, e.g., Sect. IV. Is there a corresponding weak</text:p>
            <text:p>Hypothesis?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 In Sect. IV.B, the authors state that the ideal shape B* "has no</text:p>
            <text:p>explicit definition". For a particular configuration q_0, B* is simply</text:p>
            <text:p>the surface of the robot, right? So I assume that this claim refers to</text:p>
            <text:p>there being no explicit definition of B* which is the volume around</text:p>
            <text:p>B*(q_0) for every q_0? I think I agree with the authors, but I found</text:p>
            <text:p>this claim hard to follow and would appreciate some clarification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In Sect. V.A., the authors mention that the ability to plan a contact</text:p>
            <text:p>break and creation with the same limb allows the creation of dynamic</text:p>
            <text:p>motions. This is quite an important ability for an otherwise</text:p>
            <text:p>quasi-static planner, but this ability isn't described again until the</text:p>
            <text:p>appendix. It would be worth explaining why this is true in the paper</text:p>
            <text:p>itself. </text:p>
          </table:table-cell>
          <table:table-cell/>
        </table:table-row>
        <table:table-row table:style-name="ro14">
          <table:table-cell table:number-columns-repeated="2"/>
          <table:table-cell office:value-type="string" calcext:value-type="string">
            <text:p>In Sect. V.B, the authors mention inserting an additional state</text:p>
            <text:p>between contact configurations if two or more contacts cannot be</text:p>
            <text:p>maintained. Shouldn't this step appear somewhere in Alg. 1?</text:p>
          </table:table-cell>
          <table:table-cell/>
        </table:table-row>
        <table:table-row table:style-name="ro10">
          <table:table-cell table:number-columns-repeated="2"/>
          <table:table-cell office:value-type="string" calcext:value-type="string">
            <text:p>In Appendix A.A, it is mentioned that step 2 in the workspace</text:p>
            <text:p>computation is conservative, with reference to figure 17-right. But</text:p>
            <text:p>Fig. 17-right is the simplification of the convex hull, corresponding</text:p>
            <text:p>to step 3, and it's actually hard to tell from the figure that it is</text:p>
            <text:p>conservative. Not knowing anything about Blender's decimate tool, I</text:p>
            <text:p>assume it is operating by removing vertices, which would indeed be</text:p>
            <text:p>conservative, but some clarification would be useful here.</text:p>
          </table:table-cell>
          <table:table-cell/>
        </table:table-row>
        <table:table-row table:style-name="ro1">
          <table:table-cell office:value-type="string" calcext:value-type="string">
            <text:p>+ tout le pdf du mec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0:33:37.936148561</meta:creation-date>
    <dc:date>2017-09-25T11:19:17.158994048</dc:date>
    <meta:editing-duration>PT22M52S</meta:editing-duration>
    <meta:editing-cycles>4</meta:editing-cycles>
    <meta:generator>LibreOffice/4.2.8.2$Linux_X86_64 LibreOffice_project/420m0$Build-2</meta:generator>
    <meta:document-statistic meta:table-count="2" meta:cell-count="48" meta:object-count="0"/>
  </office:meta>
</office:document-meta>
</file>